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3"/>
    <style:style style:name="P5"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oodnight Design</text:p>
      <text:p text:style-name="Standard"/>
      <text:p text:style-name="Standard">The game map is made up of a number of sections (prefabs).</text:p>
      <text:p text:style-name="Standard"/>
      <text:list xml:id="list733887188834470155" text:style-name="L3">
        <text:list-item>
          <text:p text:style-name="P4">MainBedroom</text:p>
        </text:list-item>
        <text:list-item>
          <text:p text:style-name="P4">CorridorEndDoor</text:p>
        </text:list-item>
        <text:list-item>
          <text:p text:style-name="P4">Door</text:p>
        </text:list-item>
        <text:list-item>
          <text:p text:style-name="P4">Corridor1</text:p>
        </text:list-item>
        <text:list-item>
          <text:p text:style-name="P4">PictureFrame</text:p>
        </text:list-item>
        <text:list-item>
          <text:p text:style-name="P4">CorridorLeftDoor</text:p>
        </text:list-item>
        <text:list-item>
          <text:p text:style-name="P4">BoxRoom Category</text:p>
          <text:list>
            <text:list-item>
              <text:p text:style-name="P4">BoxRoom1</text:p>
            </text:list-item>
            <text:list-item>
              <text:p text:style-name="P4">BoxRoom2</text:p>
            </text:list-item>
            <text:list-item>
              <text:p text:style-name="P4">BoxRoom3</text:p>
            </text:list-item>
            <text:list-item>
              <text:p text:style-name="P4">Box1</text:p>
            </text:list-item>
            <text:list-item>
              <text:p text:style-name="P4">Box2</text:p>
            </text:list-item>
            <text:list-item>
              <text:p text:style-name="P4">Box3</text:p>
            </text:list-item>
            <text:list-item>
              <text:p text:style-name="P4">WallGhost</text:p>
            </text:list-item>
            <text:list-item>
              <text:p text:style-name="P4">BoxGhost</text:p>
            </text:list-item>
          </text:list>
        </text:list-item>
        <text:list-item>
          <text:p text:style-name="P4">KeyObjective</text:p>
        </text:list-item>
        <text:list-item>
          <text:p text:style-name="P4">LightSwitch</text:p>
        </text:list-item>
        <text:list-item>
          <text:p text:style-name="P4">Corridor2</text:p>
        </text:list-item>
        <text:list-item>
          <text:p text:style-name="P4">CorridorBothDoor</text:p>
        </text:list-item>
        <text:list-item>
          <text:p text:style-name="P4">Lounge</text:p>
        </text:list-item>
        <text:list-item>
          <text:p text:style-name="P4">Bedroom</text:p>
        </text:list-item>
        <text:list-item>
          <text:p text:style-name="P4">Corridor3</text:p>
        </text:list-item>
        <text:list-item>
          <text:p text:style-name="P4">SwingingLight</text:p>
        </text:list-item>
        <text:list-item>
          <text:p text:style-name="P4">CorridorRightDoor</text:p>
        </text:list-item>
        <text:list-item>
          <text:p text:style-name="P4">Kitchen</text:p>
        </text:list-item>
        <text:list-item>
          <text:p text:style-name="P4">Bathroom</text:p>
        </text:list-item>
        <text:list-item>
          <text:p text:style-name="P4">Garden</text:p>
        </text:list-item>
        <text:list-item>
          <text:p text:style-name="P4">Shed</text:p>
        </text:list-item>
      </text:list>
      <text:p text:style-name="Standard"/>
      <text:p text:style-name="Standard"/>
      <text:p text:style-name="Standard">Main Bedroom</text:p>
      <text:list xml:id="list5331111038407695524" text:style-name="L1">
        <text:list-item>
          <text:p text:style-name="P1">Start and finish point</text:p>
          <text:list>
            <text:list-item>
              <text:p text:style-name="P1">The games menu screen is set on a floating camera in the main bedroom. When the game starts a cut-scene begins where the camera flies into the minds of one of the occupants in the bed. The screen cuts to black and the player gradually begins to awaken with cut-outs for the eye-lids obscuring the screen and blurry camera effects the player sits up on the edge of his bed and pauses for a moment. He looks over at a bedside table and focuses on a smart phone lying face down, then reaches over, picks it up and looks at the screen displaying the time as 3:01am (subject to change). He then stands up and lowers the phone, takes a look his partner sleeping and then walks slowly to the door. He starts to open the door and there is a loud creak (possible variation), he glances over at his partner to check she hasn't woken up and then opens the door fully and steps into the dark hallway. The sound of a door closing is played and the player raises the phone to use as a light. The player takes control at this point.</text:p>
            </text:list-item>
            <text:list-item>
              <text:p text:style-name="P1">When the player has completed all their objects they can reopen the main bedroom door. Clicking on the door will trigger the final cut scene. The door is opened fairly slowly <text:soft-page-break/>and the player steps through. The sound of a door closing is played and the player looks at the bed. Suddenly there is a small flutter at the bottom of the bed and the player focuses on the this and then back on the bed. Effects such as field of view and heavy breathing are applied as the player must hold up to slowly walk towards the bed. When the player reaches the bed one of five things occur.</text:p>
            </text:list-item>
          </text:list>
        </text:list-item>
        <text:list-item>
          <text:p text:style-name="P1">No start variations.</text:p>
        </text:list-item>
        <text:list-item>
          <text:p text:style-name="P1">5 different finishes:</text:p>
        </text:list-item>
      </text:list>
      <text:list xml:id="list3338918033937510738" text:style-name="L2">
        <text:list-item>
          <text:p text:style-name="P2">Player gets into bed and goes back to sleep.</text:p>
        </text:list-item>
        <text:list-item>
          <text:p text:style-name="P2">Monsters hand grabs your leg as you approach the bed.</text:p>
        </text:list-item>
        <text:list-item>
          <text:p text:style-name="P2">Monsters hand reaches up and grabs you after getting into bed.</text:p>
        </text:list-item>
        <text:list-item>
          <text:p text:style-name="P2">Monster jumps out of wardrobe opposite bed after getting in.</text:p>
        </text:list-item>
        <text:list-item>
          <text:p text:style-name="P2">Player gets into bed then rolls over and his partner is a monster.</text:p>
        </text:list-item>
      </text:list>
      <text:list xml:id="list4405172646902664269" text:style-name="L4">
        <text:list-item>
          <text:p text:style-name="P5">The room has a number of objects in it which are all standard bedroom furnishings. These may be a part of the room mesh or separate meshe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9:51:35</meta:creation-date>
    <dc:date>2012-10-18T21:33:29</dc:date>
    <meta:editing-duration>PT1H9M33S</meta:editing-duration>
    <meta:editing-cycles>12</meta:editing-cycles>
    <meta:generator>OpenOffice.org/3.4.1$Unix OpenOffice.org_project/341m1$Build-9593</meta:generator>
    <meta:document-statistic meta:table-count="0" meta:image-count="0" meta:object-count="0" meta:page-count="2" meta:paragraph-count="42" meta:word-count="479" meta:character-count="2469"/>
  </office:meta>
</office:document-meta>
</file>